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1e0b37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20f826"/>
    </style:style>
    <style:style style:name="P8" style:family="paragraph" style:parent-style-name="Standard">
      <style:paragraph-properties fo:text-align="justify" style:justify-single-word="false"/>
      <style:text-properties officeooo:paragraph-rsid="0025077c"/>
    </style:style>
    <style:style style:name="P9" style:family="paragraph" style:parent-style-name="Standard">
      <style:paragraph-properties fo:text-align="justify" style:justify-single-word="false"/>
      <style:text-properties officeooo:paragraph-rsid="00259cf7"/>
    </style:style>
    <style:style style:name="P10" style:family="paragraph" style:parent-style-name="Standard" style:list-style-name="L2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291ae5"/>
    </style:style>
    <style:style style:name="P12" style:family="paragraph" style:parent-style-name="Standard">
      <style:paragraph-properties fo:text-align="justify" style:justify-single-word="false"/>
      <style:text-properties officeooo:paragraph-rsid="002ac1a6"/>
    </style:style>
    <style:style style:name="P13" style:family="paragraph" style:parent-style-name="Standard">
      <style:paragraph-properties fo:text-align="justify" style:justify-single-word="false"/>
      <style:text-properties officeooo:paragraph-rsid="002c35c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59cf7"/>
    </style:style>
    <style:style style:name="T3" style:family="text">
      <style:text-properties officeooo:rsid="0015d388"/>
    </style:style>
    <style:style style:name="T4" style:family="text">
      <style:text-properties officeooo:rsid="00198cdf"/>
    </style:style>
    <style:style style:name="T5" style:family="text">
      <style:text-properties officeooo:rsid="001e0b3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ff9cc" style:font-style-asian="italic" style:font-style-complex="italic"/>
    </style:style>
    <style:style style:name="T8" style:family="text">
      <style:text-properties fo:font-style="italic" officeooo:rsid="0020f3b8" style:font-style-asian="italic" style:font-style-complex="italic"/>
    </style:style>
    <style:style style:name="T9" style:family="text">
      <style:text-properties fo:font-style="italic" officeooo:rsid="002765fb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20f3b8" style:font-style-asian="italic" style:font-style-complex="italic"/>
    </style:style>
    <style:style style:name="T11" style:family="text">
      <style:text-properties fo:font-style="italic" style:text-underline-style="none" officeooo:rsid="0020f3b8" style:font-style-asian="italic" style:font-style-complex="italic"/>
    </style:style>
    <style:style style:name="T12" style:family="text">
      <style:text-properties officeooo:rsid="0020f3b8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259cf7"/>
    </style:style>
    <style:style style:name="T15" style:family="text">
      <style:text-properties officeooo:rsid="0022173f"/>
    </style:style>
    <style:style style:name="T16" style:family="text">
      <style:text-properties officeooo:rsid="00235c4f"/>
    </style:style>
    <style:style style:name="T17" style:family="text">
      <style:text-properties officeooo:rsid="002765fb"/>
    </style:style>
    <style:style style:name="T18" style:family="text">
      <style:text-properties officeooo:rsid="00281cd0"/>
    </style:style>
    <style:style style:name="T19" style:family="text">
      <style:text-properties officeooo:rsid="002882a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JERCICIOS UD3.2</text:span>: Selectores. Clases e identificadores.</text:p>
      <text:p text:style-name="Standard"/>
      <text:p text:style-name="P3">1. Reflexiona y responde: ¿crees que los selectores encadenados con particularidades para cada selector son útiles o, en esos casos, será mejor mantener solo selectores separados para no aportar complejidad al código?</text:p>
      <text:p text:style-name="P1"><text:tab/><text:span text:style-name="T3">N</text:span>o existe una regla única para decidir entre selectores encadenados con particularidades y selectores separados. <text:span text:style-name="T3">Se debe</text:span> considerar los factores específicos de <text:span text:style-name="T3">cada </text:span>proyecto, como la claridad del código, el rendimiento, el mantenimiento y la reutilización, para tomar una decisión informada. En muchos casos, una combinación de ambas técnicas puede ser la solución más apropiada para equilibrar eficiencia y legibilidad.</text:p>
      <text:p text:style-name="P1"/>
      <text:p text:style-name="P3">2. Reescribe el siguiente código como selector encadenado (con particularidades) y vuelve a reflexionar sobre la primera actividad.</text:p>
      <text:p text:style-name="P1"><text:tab/><text:span text:style-name="T4">De nuevo, pienso que puede ser útil para muchos casos, pero la combinación de ambos sería lo más apropiado.</text:span></text:p>
      <text:p text:style-name="P1"/>
      <text:p text:style-name="P3">3. Teclea los siguientes códigos, e indica cuál será la salida.</text:p>
      <text:list xml:id="list4126995805" text:style-name="L1">
        <text:list-item>
          <text:p text:style-name="P6"><text:span text:style-name="T5">Pintará el background-color de los 3 primeros párrafos.</text:span></text:p>
        </text:list-item>
        <text:list-item>
          <text:p text:style-name="P5"><text:span text:style-name="T5">Pintará el background-color de los 2 primeros párrafos y el cuarto.</text:span></text:p>
        </text:list-item>
        <text:list-item>
          <text:p text:style-name="P5"><text:span text:style-name="T5">Pintará el background-color del tercer párrafo.</text:span></text:p>
        </text:list-item>
        <text:list-item>
          <text:p text:style-name="P5"><text:span text:style-name="T5">Pintará el background-color de los párrafos 3 y 4.</text:span></text:p>
        </text:list-item>
        <text:list-item>
          <text:p text:style-name="P5"><text:span text:style-name="T5">Pintará el background-color del segundo párrafo.</text:span></text:p>
        </text:list-item>
      </text:list>
      <text:p text:style-name="P1"/>
      <text:p text:style-name="P3">4. Escribe un documento HTML sencillo y aplícale estilos en una hoja CSS externa, utilizando cada uno de los selectores de atributos vistos en clase.</text:p>
      <text:p text:style-name="P1"><text:tab/><text:span text:style-name="T7">Está en el zip.</text:span></text:p>
      <text:p text:style-name="P1"/>
      <text:p text:style-name="P3">5. Si los identificadores y las clases en las hojas de estilo CSS permiten la selección de determinados elementos de un documento HTML, ¿qué diferencia existen entre los identificadores y las clases? Diseña un ejemplo en el que se utilice un identificador, un ejemplo de uso de una clase y la combinación de ambos.</text:p>
      <text:p text:style-name="P1"><text:tab/><text:span text:style-name="T12">Los identificadores se usan solo en un elemento, mientras que las clases se pueden usar en 1 o muchos elementos.</text:span></text:p>
      <text:p text:style-name="P1"><text:tab/><text:span text:style-name="T8">El ejemplo está en el zip.</text:span></text:p>
      <text:p text:style-name="P1"/>
      <text:p text:style-name="P3">6. Escribe un documento HTML que contenga cuatro párrafos de texto. Todos serán de color azul, excepto el segundo, que será verde. Además, el primero y el cuarto deben aparecer en negrita. Realiza este diseño utilizando atributos 'id'.</text:p>
      <text:p text:style-name="P7"><text:tab/><text:span text:style-name="T14">Es</text:span><text:span text:style-name="T11">tá</text:span><text:span text:style-name="T8"> en el zip.</text:span></text:p>
      <text:p text:style-name="P1"/>
      <text:p text:style-name="P3">7. Teclea el siguiente código, e indica cuál será la salida.</text:p>
      <text:p text:style-name="P1"><text:tab/><text:span text:style-name="T15">Saldrá por pantalla el primer &lt;pre&gt; con los estilo del identificador parrafo1 y el segundo &lt;pre&gt; junto con el &lt;p&gt; con los estilos de la clase </text:span><text:span text:style-name="T16">estilo1.</text:span></text:p>
      <text:p text:style-name="P1"/>
      <text:p text:style-name="P3">8. Escribe un código sencillo en HTML y CSS en donde se incluyan las siguientes pseudoclases: pseudoclases de enlaces, focus y lang.</text:p>
      <text:p text:style-name="P8"><text:tab/><text:span text:style-name="T14">Es</text:span><text:span text:style-name="T11">tá</text:span><text:span text:style-name="T8"> en el zip.</text:span></text:p>
      <text:p text:style-name="P1"/>
      <text:p text:style-name="P3">9. Escribe un pequeño código HTML y otro CSS en donde se incluyan todas las pseudoclases avanzadas incluidas en la teoría de clase.</text:p>
      <text:p text:style-name="P9"><text:tab/><text:span text:style-name="T2">E</text:span><text:span text:style-name="T10">stá</text:span><text:span text:style-name="T8"> en el zip.</text:span></text:p>
      <text:p text:style-name="P1"/>
      <text:p text:style-name="P3"><text:soft-page-break/>10. Busca, al menos, dos tipos de pseudoclases diferentes a las que se han presentado en clase y escribe un documento en HTML sencillo en donde las utilices.</text:p>
      <text:p text:style-name="P1"><text:tab/><text:span text:style-name="T17">La pseudoclases son :required y :optional.</text:span></text:p>
      <text:p text:style-name="P1"><text:tab/><text:span text:style-name="T9">Está en el zip.</text:span></text:p>
      <text:p text:style-name="P1"/>
      <text:p text:style-name="P3">11. ¿Cuáles son las características principales de los pseudoelementos y por qué son importantes en el desarrollo de interfaces web? ¿Crees que el uso de este tipo de elementos contribuye a mejorar el diseño del sitio web y con ello la experiencia de navegación de un usuario?</text:p>
      <text:p text:style-name="P1"><text:tab/>Algunas <text:span text:style-name="T6">características</text:span> principales de los pseudoelementos son:</text:p>
      <text:list xml:id="list261477363" text:style-name="L2">
        <text:list-item>
          <text:p text:style-name="P10">Todo pseudoelemento tiene que tener un content.</text:p>
        </text:list-item>
        <text:list-item>
          <text:p text:style-name="P10">Los pseudoelementos no son seleccionables por el usuario, ya que son código CSS y no HTML.</text:p>
        </text:list-item>
        <text:list-item>
          <text:p text:style-name="P10">Los pseudoelementos no están pensados para poner letra, si no que están pensados para “darle” algo más al elemento, que tenga que ver con su estilo o apariencia visual.</text:p>
        </text:list-item>
        <text:list-item>
          <text:p text:style-name="P10">Su orden en el código CSS no es relevante, es decir, el pseudoelemento se puede poner antes o después en el código.</text:p>
          <text:p text:style-name="P10"/>
        </text:list-item>
      </text:list>
      <text:p text:style-name="P1"><text:tab/><text:span text:style-name="T18">Sí contribuye a mejorar el diseño y la experiencia de navegación de la página web, ya que añaden estilos a una parte concreta del elemento al que </text:span>están vinculados. Si el elemento se mueve, el pseudoelemento lo acompaña. <text:span text:style-name="T18">Esto hace que el sitio web sea más maleable y atractivo.</text:span></text:p>
      <text:p text:style-name="P1"/>
      <text:p text:style-name="P3">12. Escribe un código HTML y otro CSS en donde se incluyan todos los pseudoelementos vistos en clase. ¿Son clicables?</text:p>
      <text:p text:style-name="P1"><text:tab/><text:span text:style-name="T19">No son clickables.</text:span></text:p>
      <text:p text:style-name="P11"><text:tab/><text:span text:style-name="T9">Está en el zip.</text:span></text:p>
      <text:p text:style-name="P1"/>
      <text:p text:style-name="P3">13. Observa el fragmento de código en HTML y diseña una hoja de estilo en CSS para dar el formato requerido en los apartados siguientes.</text:p>
      <text:p text:style-name="P3">a) Los enlaces aparecerán de color verde antes de ser visitados, y en cualquier otro estado que no se defina en el enunciado. También deben aparecer sin subrayar.</text:p>
      <text:p text:style-name="P3">b) Al pasar el ratón sobre los enlaces, estos deben aparecer de color rojo y subrayados.</text:p>
      <text:p text:style-name="P3">c) Cuando ya se hayan visitado, aparecerán en negrita y de color negro.</text:p>
      <text:p text:style-name="P3">d) Los elementos de tipo listado siempre aparecerán en cursiva.</text:p>
      <text:p text:style-name="P3">e) Se deben identificar los títulos (h1, h2 ...) con elementos de tipo ‘class’, que serán utilizados en el documento CSS para definir su estilo. Los impares serán de color negro y subrayados, y los pares de color gris y sin subrayar.</text:p>
      <text:p text:style-name="P12"><text:tab/><text:span text:style-name="T9">Está en el zip.</text:span></text:p>
      <text:p text:style-name="P1"/>
      <text:p text:style-name="P3">14. Implementa el código necesario, tanto HTML como CSS, para obtener el siguiente resultado:</text:p>
      <text:p text:style-name="P13"><text:tab/><text:span text:style-name="T9">Está en el zip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4:04:42.806377677</meta:creation-date>
    <dc:date>2023-11-07T14:19:41.267509344</dc:date>
    <meta:editing-duration>PT2H9M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836" meta:character-count="4936" meta:non-whitespace-character-count="4139"/>
  </office:meta>
</office:document-meta>
</file>